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6199" calcext:value-type="float">
            <text:p>0.136199</text:p>
          </table:table-cell>
          <table:table-cell office:value-type="float" office:value="0.236077" calcext:value-type="float">
            <text:p>0.236077</text:p>
          </table:table-cell>
          <table:table-cell office:value-type="float" office:value="0.299637" calcext:value-type="float">
            <text:p>0.299637</text:p>
          </table:table-cell>
          <table:table-cell office:value-type="float" office:value="0.340496" calcext:value-type="float">
            <text:p>0.3404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6473" calcext:value-type="float">
            <text:p>0.176473</text:p>
          </table:table-cell>
          <table:table-cell office:value-type="float" office:value="0.468897" calcext:value-type="float">
            <text:p>0.468897</text:p>
          </table:table-cell>
          <table:table-cell office:value-type="float" office:value="0.69252" calcext:value-type="float">
            <text:p>0.69252</text:p>
          </table:table-cell>
          <table:table-cell office:value-type="float" office:value="0.842095" calcext:value-type="float">
            <text:p>0.8420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7995" calcext:value-type="float">
            <text:p>0.217995</text:p>
          </table:table-cell>
          <table:table-cell office:value-type="float" office:value="0.647485" calcext:value-type="float">
            <text:p>0.647485</text:p>
          </table:table-cell>
          <table:table-cell office:value-type="float" office:value="0.702689" calcext:value-type="float">
            <text:p>0.702689</text:p>
          </table:table-cell>
          <table:table-cell office:value-type="float" office:value="0.498642" calcext:value-type="float">
            <text:p>0.4986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571" calcext:value-type="float">
            <text:p>0.25571</text:p>
          </table:table-cell>
          <table:table-cell office:value-type="float" office:value="0.593445" calcext:value-type="float">
            <text:p>0.593445</text:p>
          </table:table-cell>
          <table:table-cell office:value-type="float" office:value="0.689427" calcext:value-type="float">
            <text:p>0.689427</text:p>
          </table:table-cell>
          <table:table-cell office:value-type="float" office:value="0.937493" calcext:value-type="float">
            <text:p>0.9374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85484" calcext:value-type="float">
            <text:p>0.285484</text:p>
          </table:table-cell>
          <table:table-cell office:value-type="float" office:value="0.627297" calcext:value-type="float">
            <text:p>0.627297</text:p>
          </table:table-cell>
          <table:table-cell office:value-type="float" office:value="0.706588" calcext:value-type="float">
            <text:p>0.706588</text:p>
          </table:table-cell>
          <table:table-cell office:value-type="float" office:value="0.219749" calcext:value-type="float">
            <text:p>0.2197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05974" calcext:value-type="float">
            <text:p>0.305974</text:p>
          </table:table-cell>
          <table:table-cell office:value-type="float" office:value="0.607868" calcext:value-type="float">
            <text:p>0.607868</text:p>
          </table:table-cell>
          <table:table-cell office:value-type="float" office:value="0.684161" calcext:value-type="float">
            <text:p>0.684161</text:p>
          </table:table-cell>
          <table:table-cell office:value-type="float" office:value="0.642973" calcext:value-type="float">
            <text:p>0.6429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8531" calcext:value-type="float">
            <text:p>0.318531</text:p>
          </table:table-cell>
          <table:table-cell office:value-type="float" office:value="0.619747" calcext:value-type="float">
            <text:p>0.619747</text:p>
          </table:table-cell>
          <table:table-cell office:value-type="float" office:value="0.71308" calcext:value-type="float">
            <text:p>0.71308</text:p>
          </table:table-cell>
          <table:table-cell office:value-type="float" office:value="0.860845" calcext:value-type="float">
            <text:p>0.8608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25603" calcext:value-type="float">
            <text:p>0.325603</text:p>
          </table:table-cell>
          <table:table-cell office:value-type="float" office:value="0.612717" calcext:value-type="float">
            <text:p>0.612717</text:p>
          </table:table-cell>
          <table:table-cell office:value-type="float" office:value="0.67517" calcext:value-type="float">
            <text:p>0.67517</text:p>
          </table:table-cell>
          <table:table-cell office:value-type="float" office:value="0.449216" calcext:value-type="float">
            <text:p>0.4492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9379" calcext:value-type="float">
            <text:p>0.329379</text:p>
          </table:table-cell>
          <table:table-cell office:value-type="float" office:value="0.616966" calcext:value-type="float">
            <text:p>0.616966</text:p>
          </table:table-cell>
          <table:table-cell office:value-type="float" office:value="0.723741" calcext:value-type="float">
            <text:p>0.723741</text:p>
          </table:table-cell>
          <table:table-cell office:value-type="float" office:value="0.927829" calcext:value-type="float">
            <text:p>0.9278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1333" calcext:value-type="float">
            <text:p>0.331333</text:p>
          </table:table-cell>
          <table:table-cell office:value-type="float" office:value="0.614429" calcext:value-type="float">
            <text:p>0.614429</text:p>
          </table:table-cell>
          <table:table-cell office:value-type="float" office:value="0.659802" calcext:value-type="float">
            <text:p>0.659802</text:p>
          </table:table-cell>
          <table:table-cell office:value-type="float" office:value="0.25111" calcext:value-type="float">
            <text:p>0.25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32327" calcext:value-type="float">
            <text:p>0.332327</text:p>
          </table:table-cell>
          <table:table-cell office:value-type="float" office:value="0.615956" calcext:value-type="float">
            <text:p>0.615956</text:p>
          </table:table-cell>
          <table:table-cell office:value-type="float" office:value="0.740729" calcext:value-type="float">
            <text:p>0.740729</text:p>
          </table:table-cell>
          <table:table-cell office:value-type="float" office:value="0.705202" calcext:value-type="float">
            <text:p>0.7052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32829" calcext:value-type="float">
            <text:p>0.332829</text:p>
          </table:table-cell>
          <table:table-cell office:value-type="float" office:value="0.615041" calcext:value-type="float">
            <text:p>0.615041</text:p>
          </table:table-cell>
          <table:table-cell office:value-type="float" office:value="0.633764" calcext:value-type="float">
            <text:p>0.633764</text:p>
          </table:table-cell>
          <table:table-cell office:value-type="float" office:value="0.779596" calcext:value-type="float">
            <text:p>0.7795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33081" calcext:value-type="float">
            <text:p>0.333081</text:p>
          </table:table-cell>
          <table:table-cell office:value-type="float" office:value="0.61559" calcext:value-type="float">
            <text:p>0.61559</text:p>
          </table:table-cell>
          <table:table-cell office:value-type="float" office:value="0.765954" calcext:value-type="float">
            <text:p>0.765954</text:p>
          </table:table-cell>
          <table:table-cell office:value-type="float" office:value="0.644348" calcext:value-type="float">
            <text:p>0.6443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33207" calcext:value-type="float">
            <text:p>0.333207</text:p>
          </table:table-cell>
          <table:table-cell office:value-type="float" office:value="0.615261" calcext:value-type="float">
            <text:p>0.615261</text:p>
          </table:table-cell>
          <table:table-cell office:value-type="float" office:value="0.591586" calcext:value-type="float">
            <text:p>0.591586</text:p>
          </table:table-cell>
          <table:table-cell office:value-type="float" office:value="0.859364" calcext:value-type="float">
            <text:p>0.859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3327" calcext:value-type="float">
            <text:p>0.33327</text:p>
          </table:table-cell>
          <table:table-cell office:value-type="float" office:value="0.615459" calcext:value-type="float">
            <text:p>0.615459</text:p>
          </table:table-cell>
          <table:table-cell office:value-type="float" office:value="0.79732" calcext:value-type="float">
            <text:p>0.79732</text:p>
          </table:table-cell>
          <table:table-cell office:value-type="float" office:value="0.453216" calcext:value-type="float">
            <text:p>0.453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33302" calcext:value-type="float">
            <text:p>0.333302</text:p>
          </table:table-cell>
          <table:table-cell office:value-type="float" office:value="0.61534" calcext:value-type="float">
            <text:p>0.61534</text:p>
          </table:table-cell>
          <table:table-cell office:value-type="float" office:value="0.533283" calcext:value-type="float">
            <text:p>0.533283</text:p>
          </table:table-cell>
          <table:table-cell office:value-type="float" office:value="0.929292" calcext:value-type="float">
            <text:p>0.9292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33318" calcext:value-type="float">
            <text:p>0.333318</text:p>
          </table:table-cell>
          <table:table-cell office:value-type="float" office:value="0.615411" calcext:value-type="float">
            <text:p>0.615411</text:p>
          </table:table-cell>
          <table:table-cell office:value-type="float" office:value="0.821344" calcext:value-type="float">
            <text:p>0.821344</text:p>
          </table:table-cell>
          <table:table-cell office:value-type="float" office:value="0.246405" calcext:value-type="float">
            <text:p>0.2464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33325" calcext:value-type="float">
            <text:p>0.333325</text:p>
          </table:table-cell>
          <table:table-cell office:value-type="float" office:value="0.615369" calcext:value-type="float">
            <text:p>0.615369</text:p>
          </table:table-cell>
          <table:table-cell office:value-type="float" office:value="0.484235" calcext:value-type="float">
            <text:p>0.484235</text:p>
          </table:table-cell>
          <table:table-cell office:value-type="float" office:value="0.696336" calcext:value-type="float">
            <text:p>0.696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33329" calcext:value-type="float">
            <text:p>0.333329</text:p>
          </table:table-cell>
          <table:table-cell office:value-type="float" office:value="0.615394" calcext:value-type="float">
            <text:p>0.615394</text:p>
          </table:table-cell>
          <table:table-cell office:value-type="float" office:value="0.82418" calcext:value-type="float">
            <text:p>0.82418</text:p>
          </table:table-cell>
          <table:table-cell office:value-type="float" office:value="0.792945" calcext:value-type="float">
            <text:p>0.7929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3331" calcext:value-type="float">
            <text:p>0.333331</text:p>
          </table:table-cell>
          <table:table-cell office:value-type="float" office:value="0.615379" calcext:value-type="float">
            <text:p>0.615379</text:p>
          </table:table-cell>
          <table:table-cell office:value-type="float" office:value="0.478195" calcext:value-type="float">
            <text:p>0.478195</text:p>
          </table:table-cell>
          <table:table-cell office:value-type="float" office:value="0.615687" calcext:value-type="float">
            <text:p>0.6156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3332" calcext:value-type="float">
            <text:p>0.333332</text:p>
          </table:table-cell>
          <table:table-cell office:value-type="float" office:value="0.615388" calcext:value-type="float">
            <text:p>0.615388</text:p>
          </table:table-cell>
          <table:table-cell office:value-type="float" office:value="0.823431" calcext:value-type="float">
            <text:p>0.823431</text:p>
          </table:table-cell>
          <table:table-cell office:value-type="float" office:value="0.887312" calcext:value-type="float">
            <text:p>0.8873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15383" calcext:value-type="float">
            <text:p>0.615383</text:p>
          </table:table-cell>
          <table:table-cell office:value-type="float" office:value="0.479795" calcext:value-type="float">
            <text:p>0.479795</text:p>
          </table:table-cell>
          <table:table-cell office:value-type="float" office:value="0.37496" calcext:value-type="float">
            <text:p>0.374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15386" calcext:value-type="float">
            <text:p>0.615386</text:p>
          </table:table-cell>
          <table:table-cell office:value-type="float" office:value="0.823653" calcext:value-type="float">
            <text:p>0.823653</text:p>
          </table:table-cell>
          <table:table-cell office:value-type="float" office:value="0.878869" calcext:value-type="float">
            <text:p>0.8788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15384" calcext:value-type="float">
            <text:p>0.615384</text:p>
          </table:table-cell>
          <table:table-cell office:value-type="float" office:value="0.479321" calcext:value-type="float">
            <text:p>0.479321</text:p>
          </table:table-cell>
          <table:table-cell office:value-type="float" office:value="0.399219" calcext:value-type="float">
            <text:p>0.399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8:42:45.489683878</meta:creation-date>
    <dc:date>2017-04-26T19:49:10.793134170</dc:date>
    <meta:editing-duration>PT1H6M25S</meta:editing-duration>
    <meta:editing-cycles>3</meta:editing-cycles>
    <meta:generator>LibreOffice/5.1.6.2$Linux_X86_64 LibreOffice_project/10m0$Build-2</meta:generator>
    <meta:document-statistic meta:table-count="1" meta:cell-count="125" meta:object-count="0"/>
  </office:meta>
</office:document-meta>
</file>